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dae" officeooo:paragraph-rsid="0004a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1: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1:18:38.082295751</meta:creation-date>
    <dc:date>2025-05-31T11:19:14.468828467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24.2.7.2$Linux_X86_64 LibreOffice_project/420$Build-2</meta:generator>
  </office:meta>
</office:document-meta>
</file>